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a90" officeooo:paragraph-rsid="000a9a90"/>
    </style:style>
    <style:style style:name="P2" style:family="paragraph" style:parent-style-name="Standard">
      <style:text-properties officeooo:rsid="000cf81d" officeooo:paragraph-rsid="000cf81d"/>
    </style:style>
    <style:style style:name="P3" style:family="paragraph" style:parent-style-name="Standard">
      <style:text-properties officeooo:paragraph-rsid="000a9a90"/>
    </style:style>
    <style:style style:name="P4" style:family="paragraph" style:parent-style-name="Standard">
      <style:text-properties officeooo:rsid="000f3119" officeooo:paragraph-rsid="000f3119"/>
    </style:style>
    <style:style style:name="T1" style:family="text">
      <style:text-properties officeooo:rsid="000a9a90"/>
    </style:style>
    <style:style style:name="T2" style:family="text">
      <style:text-properties officeooo:rsid="000f31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IMP – For Image editing and bitmaps editing</text:span></text:p>
      <text:p text:style-name="P1"/>
      <text:p text:style-name="P1">Inkscape – For Drawing and Editing Vector Based Diagrams</text:p>
      <text:p text:style-name="P2"/>
      <text:p text:style-name="P2">Inkscape can also be used for InfoGraphics Development</text:p>
      <text:p text:style-name="P2"/>
      <text:p text:style-name="P1">MySQL WorkBench- For Drawing ER-Diagram<text:span text:style-name="T2">s</text:span></text:p>
      <text:p text:style-name="P1"/>
      <text:p text:style-name="P1"/>
      <text:p text:style-name="P4">Eclipse UML Plugins</text:p>
      <text:p text:style-name="P4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2:08:51.622612962</meta:creation-date>
    <dc:date>2015-03-07T04:15:18.642504429</dc:date>
    <meta:editing-duration>PT1H56M6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31" meta:character-count="214" meta:non-whitespace-character-count="185"/>
  </office:meta>
</office:document-meta>
</file>